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
      <text:p text:style-name="P1"><text:span text:style-name="T1">A1)</text:span></text:p>
      <text:p text:style-name="P1"/>
      <text:p text:style-name="P1"><text:span text:style-name="T1">Output :</text:span><text:s/></text:p>
      <text:p text:style-name="P1">Parent sees i = 0</text:p>
      <text:p text:style-name="P1">Parent sees i = 1</text:p>
      <text:p text:style-name="P1">Child sees i = 1</text:p>
      <text:p text:style-name="P1">Parent sees i = 2</text:p>
      <text:p text:style-name="P1">Child sees i = 2</text:p>
      <text:p text:style-name="P1">Child sees i = 0</text:p>
      <text:p text:style-name="P1"/>
      <text:p text:style-name="P1">To schedule child process before parent process use vfork() to create the child process.</text:p>
      <text:p text:style-name="P1"/>
      <text:p text:style-name="P1"><text:span text:style-name="T1">Output :(Using vfork())</text:span><text:s/></text:p>
      <text:p text:style-name="P1">Child Sees i=1</text:p>
      <text:p text:style-name="P1">Parent Sees i=1</text:p>
      <text:p text:style-name="P1">Child Sees i=2</text:p>
      <text:p text:style-name="P1">Parent Sees i=2</text:p>
      <text:p text:style-name="P1">Child Sees i=0</text:p>
      <text:p text:style-name="P1">Parent Sees i=0</text:p>
      <text:p text:style-name="P1"/>
      <text:p text:style-name="P1">If the child process is always Scheduled before the parent process than the child process shares the same address space with the parent process. Execution of the calling process is blocked until the child process calls one of the exec() functions or calls exit(). As they share same address space use of anything that affects the parent process must be avoided in child process. <text:s/></text:p>
      <text:p text:style-name="P1"/>
      <text:p text:style-name="P1"><text:span text:style-name="T1">A2)</text:span></text:p>
      <text:p text:style-name="P1"><text:span text:style-name="T1"/></text:p>
      <text:p text:style-name="P1">Parent says a: 1 </text:p>
      <text:p text:style-name="P1">id: 1 a: 2 b: 1 </text:p>
      <text:p text:style-name="P1">id: 2 a: 3 b: 1 </text:p>
      <text:p text:style-name="P1">Thread 1 and 2 complete</text:p>
      <text:p text:style-name="P1"><text:span text:style-name="T1"/></text:p>
      <text:p text:style-name="P1"><text:span text:style-name="T1">A3)</text:span></text:p>
      <text:p text:style-name="P1"><text:span text:style-name="T1"/></text:p>
      <text:p text:style-name="P1">Advantages of M:N mapping are</text:p>
      <text:p text:style-name="P1">1) Context Switching becomes fast as system calls are avoided.</text:p>
      <text:p text:style-name="P1">2) Scheduling can be application specific hence provides flexibility.</text:p>
      <text:p text:style-name="P1"><text:span text:style-name="T1"/></text:p>
      <text:p text:style-name="P1">m&gt;n best option as no kernel mode privelges required for thread switching thus no overhead.</text:p>
      <text:p text:style-name="P1"><text:span text:style-name="T1"/></text:p>
      <text:p text:style-name="P1">m&gt;&gt;n <text:s/>Reasonable</text:p>
      <text:p text:style-name="P1"><text:span text:style-name="T1"/></text:p>
      <text:p text:style-name="P1">m=n Not a good option as does not support multithreading as one process will run on one processor.</text:p>
      <text:p text:style-name="P1"><text:span text:style-name="T1"/></text:p>
      <text:p text:style-name="P1">m&lt;n Reasonable option</text:p>
      <text:p text:style-name="P1">m&lt;&lt;n Not Good <text:span text:style-name="T1"><text:s/></text:span>o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